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co3" style:family="table-column">
      <style:table-column-properties fo:break-before="auto" style:column-width="3.15383333333333cm"/>
    </style:style>
    <style:style style:name="co4" style:family="table-column">
      <style:table-column-properties fo:break-before="auto" style:column-width="2.58233333333333cm"/>
    </style:style>
    <style:style style:name="co5" style:family="table-column">
      <style:table-column-properties fo:break-before="auto" style:column-width="0.719666666666667cm"/>
    </style:style>
    <style:style style:name="co6" style:family="table-column">
      <style:table-column-properties fo:break-before="auto" style:column-width="0.550333333333333cm"/>
    </style:style>
    <style:style style:name="co7" style:family="table-column">
      <style:table-column-properties fo:break-before="auto" style:column-width="0.6985cm"/>
    </style:style>
    <style:style style:name="co8" style:family="table-column">
      <style:table-column-properties fo:break-before="auto" style:column-width="0.4445cm"/>
    </style:style>
    <style:style style:name="co9" style:family="table-column">
      <style:table-column-properties fo:break-before="auto" style:column-width="0.592666666666667cm"/>
    </style:style>
    <style:style style:name="co10" style:family="table-column">
      <style:table-column-properties fo:break-before="auto" style:column-width="0.635cm"/>
    </style:style>
    <style:style style:name="co11" style:family="table-column">
      <style:table-column-properties fo:break-before="auto" style:column-width="0.740833333333333cm"/>
    </style:style>
    <style:style style:name="co12" style:family="table-column">
      <style:table-column-properties fo:break-before="auto" style:column-width="0.931333333333333cm"/>
    </style:style>
    <style:style style:name="co13" style:family="table-column">
      <style:table-column-properties fo:break-before="auto" style:column-width="0.4868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2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0.95" table:style-name="ce1">
            <text:p>0.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0.95" table:style-name="ce1">
            <text:p>0.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0.8" table:style-name="ce1">
            <text:p>0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</text:p>
          </table:table-cell>
          <table:table-cell office:value-type="float" office:value="0.7" table:style-name="ce1">
            <text:p>0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</text:p>
          </table:table-cell>
          <table:table-cell office:value-type="float" office:value="0.4" table:style-name="ce1">
            <text:p>0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</text:p>
          </table:table-cell>
          <table:table-cell office:value-type="float" office:value="0.2" table:style-name="ce1">
            <text:p>0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</text:p>
          </table:table-cell>
          <table:table-cell office:value-type="float" office:value="0.1" table:style-name="ce1">
            <text:p>0.1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9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Ai</text:p>
          </table:table-cell>
          <table:table-cell office:value-type="string" table:style-name="ce1">
            <text:p>Ri</text:p>
          </table:table-cell>
          <table:table-cell office:value-type="string" table:style-name="ce1">
            <text:p>ABS(Ai-Ri)</text:p>
          </table:table-cell>
          <table:table-cell office:value-type="string" table:style-name="ce1">
            <text:p>Amortised attention</text:p>
          </table:table-cell>
          <table:table-cell table:number-columns-repeated="2" table:style-name="ce1"/>
          <table:table-cell office:value-type="string" table:style-name="ce1">
            <text:p>ai</text:p>
          </table:table-cell>
          <table:table-cell office:value-type="string" table:style-name="ce1">
            <text:p>ri</text:p>
          </table:table-cell>
          <table:table-cell office:value-type="string" table:style-name="ce1">
            <text:p>Equity of attention</text:p>
          </table:table-cell>
          <table:table-cell table:style-name="ce1"/>
          <table:table-cell office:value-type="string" table:style-name="ce1">
            <text:p>ai</text:p>
          </table:table-cell>
          <table:table-cell office:value-type="string" table:style-name="ce1">
            <text:p>ri</text:p>
          </table:table-cell>
          <table:table-cell office:value-type="string" table:style-name="ce1">
            <text:p>DCGi</text:p>
          </table:table-cell>
          <table:table-cell table:style-name="ce1"/>
          <table:table-cell office:value-type="string" table:style-name="ce1">
            <text:p>Pos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2" table:formula="of:=SUM(1/[.H2];1/[.L2])" table:style-name="ce1">
            <text:p>2</text:p>
          </table:table-cell>
          <table:table-cell office:value-type="float" office:value="1.9" table:formula="of:=SUM([.I2];[.M2])" table:style-name="ce1">
            <text:p>1.9</text:p>
          </table:table-cell>
          <table:table-cell office:value-type="float" office:value="0.10000000000000009" table:formula="of:=ABS([.B2]-[.C2])" table:style-name="ce1">
            <text:p>0.1</text:p>
          </table:table-cell>
          <table:table-cell office:value-type="float" office:value="1.0526315789473684" table:formula="of:=[.B2]/[.C2]" table:style-name="ce1">
            <text:p>1.052631579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95" table:formula="of:=VLOOKUP([.A2];[Sheet2.$A$2:.$B$11];2;0)" table:style-name="ce1">
            <text:p>0.95</text:p>
          </table:table-cell>
          <table:table-cell office:value-type="float" office:value="1.0526315789473684" table:formula="of:=1/[.H2]/[.I2]" table:style-name="ce1">
            <text:p>1.05263157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.95" table:formula="of:=VLOOKUP([.A2];[Sheet2.$A$2:.$B$11];2;0)" table:style-name="ce1">
            <text:p>0.95</text:p>
          </table:table-cell>
          <table:table-cell office:value-type="float" office:value="0.93187265784969098" table:formula="of:=(POWER(2; [.M2])-1)/LOG([.L2]+1; 2)" table:style-name="ce1">
            <text:p>0.931872658</text:p>
          </table:table-cell>
          <table:table-cell table:style-name="ce1"/>
          <table:table-cell office:value-type="string" table:style-name="ce1">
            <text:p>ID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1" table:formula="of:=SUM(1/[.H3];1/[.L3])" table:style-name="ce1">
            <text:p>1</text:p>
          </table:table-cell>
          <table:table-cell office:value-type="float" office:value="1.9" table:formula="of:=SUM([.I3];[.M3])" table:style-name="ce1">
            <text:p>1.9</text:p>
          </table:table-cell>
          <table:table-cell office:value-type="float" office:value="0.89999999999999991" table:formula="of:=ABS([.B3]-[.C3])" table:style-name="ce1">
            <text:p>0.9</text:p>
          </table:table-cell>
          <table:table-cell office:value-type="float" office:value="0.52631578947368418" table:formula="of:=[.B3]/[.C3]" table:style-name="ce1">
            <text:p>0.526315789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95" table:formula="of:=VLOOKUP([.A3];[Sheet2.$A$2:.$B$11];2;0)" table:style-name="ce1">
            <text:p>0.95</text:p>
          </table:table-cell>
          <table:table-cell office:value-type="float" office:value="0.52631578947368418" table:formula="of:=1/[.H3]/[.I3]" table:style-name="ce1">
            <text:p>0.52631578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95" table:formula="of:=VLOOKUP([.A3];[Sheet2.$A$2:.$B$11];2;0)" table:style-name="ce1">
            <text:p>0.95</text:p>
          </table:table-cell>
          <table:table-cell office:value-type="float" office:value="0.58794618637708451" table:formula="of:=(POWER(2; [.M3])-1)/LOG([.L3]+1; 2)" table:style-name="ce1">
            <text:p>0.58794618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SUM([.Q3:.Z3])" table:style-name="ce1">
            <text:p>1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0.66666666666666663" table:formula="of:=SUM(1/[.H4];1/[.L4])" table:style-name="ce1">
            <text:p>0.666666667</text:p>
          </table:table-cell>
          <table:table-cell office:value-type="float" office:value="1.6" table:formula="of:=SUM([.I4];[.M4])" table:style-name="ce1">
            <text:p>1.6</text:p>
          </table:table-cell>
          <table:table-cell office:value-type="float" office:value="0.93333333333333346" table:formula="of:=ABS([.B4]-[.C4])" table:style-name="ce1">
            <text:p>0.933333333</text:p>
          </table:table-cell>
          <table:table-cell office:value-type="float" office:value="0.41666666666666663" table:formula="of:=[.B4]/[.C4]" table:style-name="ce1">
            <text:p>0.416666667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8" table:formula="of:=VLOOKUP([.A4];[Sheet2.$A$2:.$B$11];2;0)" table:style-name="ce1">
            <text:p>0.8</text:p>
          </table:table-cell>
          <table:table-cell office:value-type="float" office:value="0.41666666666666663" table:formula="of:=1/[.H4]/[.I4]" table:style-name="ce1">
            <text:p>0.416666667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.8" table:formula="of:=VLOOKUP([.A4];[Sheet2.$A$2:.$B$11];2;0)" table:style-name="ce1">
            <text:p>0.8</text:p>
          </table:table-cell>
          <table:table-cell office:value-type="float" office:value="0.37055056329612412" table:formula="of:=(POWER(2; [.M4])-1)/LOG([.L4]+1; 2)" table:style-name="ce1">
            <text:p>0.370550563</text:p>
          </table:table-cell>
          <table:table-cell table:style-name="ce1"/>
          <table:table-cell office:value-type="string" table:style-name="ce1">
            <text:p>B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SUM([.Q4:.Z4])" table:style-name="ce1">
            <text:p>1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</text:p>
          </table:table-cell>
          <table:table-cell office:value-type="float" office:value="0.5" table:formula="of:=SUM(1/[.H5];1/[.L5])" table:style-name="ce1">
            <text:p>0.5</text:p>
          </table:table-cell>
          <table:table-cell office:value-type="float" office:value="1.4" table:formula="of:=SUM([.I5];[.M5])" table:style-name="ce1">
            <text:p>1.4</text:p>
          </table:table-cell>
          <table:table-cell office:value-type="float" office:value="0.89999999999999991" table:formula="of:=ABS([.B5]-[.C5])" table:style-name="ce1">
            <text:p>0.9</text:p>
          </table:table-cell>
          <table:table-cell office:value-type="float" office:value="0.35714285714285715" table:formula="of:=[.B5]/[.C5]" table:style-name="ce1">
            <text:p>0.357142857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0.7" table:formula="of:=VLOOKUP([.A5];[Sheet2.$A$2:.$B$11];2;0)" table:style-name="ce1">
            <text:p>0.7</text:p>
          </table:table-cell>
          <table:table-cell office:value-type="float" office:value="0.35714285714285715" table:formula="of:=1/[.H5]/[.I5]" table:style-name="ce1">
            <text:p>0.357142857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7" table:formula="of:=VLOOKUP([.A5];[Sheet2.$A$2:.$B$11];2;0)" table:style-name="ce1">
            <text:p>0.7</text:p>
          </table:table-cell>
          <table:table-cell office:value-type="float" office:value="0.26895957462574482" table:formula="of:=(POWER(2; [.M5])-1)/LOG([.L5]+1; 2)" table:style-name="ce1">
            <text:p>0.268959575</text:p>
          </table:table-cell>
          <table:table-cell table:style-name="ce1"/>
          <table:table-cell office:value-type="string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SUM([.Q5:.Z5])" table:style-name="ce1">
            <text:p>1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0.4" table:formula="of:=SUM(1/[.H6];1/[.L6])" table:style-name="ce1">
            <text:p>0.4</text:p>
          </table:table-cell>
          <table:table-cell office:value-type="float" office:value="1.2" table:formula="of:=SUM([.I6];[.M6])" table:style-name="ce1">
            <text:p>1.2</text:p>
          </table:table-cell>
          <table:table-cell office:value-type="float" office:value="0.79999999999999993" table:formula="of:=ABS([.B6]-[.C6])" table:style-name="ce1">
            <text:p>0.8</text:p>
          </table:table-cell>
          <table:table-cell office:value-type="float" office:value="0.33333333333333337" table:formula="of:=[.B6]/[.C6]" table:style-name="ce1">
            <text:p>0.33333333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6" table:formula="of:=VLOOKUP([.A6];[Sheet2.$A$2:.$B$11];2;0)" table:style-name="ce1">
            <text:p>0.6</text:p>
          </table:table-cell>
          <table:table-cell office:value-type="float" office:value="0.33333333333333337" table:formula="of:=1/[.H6]/[.I6]" table:style-name="ce1">
            <text:p>0.333333333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.6" table:formula="of:=VLOOKUP([.A6];[Sheet2.$A$2:.$B$11];2;0)" table:style-name="ce1">
            <text:p>0.6</text:p>
          </table:table-cell>
          <table:table-cell office:value-type="float" office:value="0.19950640149190665" table:formula="of:=(POWER(2; [.M6])-1)/LOG([.L6]+1; 2)" table:style-name="ce1">
            <text:p>0.199506401</text:p>
          </table:table-cell>
          <table:table-cell table:style-name="ce1"/>
          <table:table-cell office:value-type="string" table:style-name="ce1">
            <text:p>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SUM([.Q6:.Z6])" table:style-name="ce1">
            <text:p>1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0.33333333333333331" table:formula="of:=SUM(1/[.H7];1/[.L7])" table:style-name="ce1">
            <text:p>0.333333333</text:p>
          </table:table-cell>
          <table:table-cell office:value-type="float" office:value="1" table:formula="of:=SUM([.I7];[.M7])" table:style-name="ce1">
            <text:p>1</text:p>
          </table:table-cell>
          <table:table-cell office:value-type="float" office:value="0.66666666666666674" table:formula="of:=ABS([.B7]-[.C7])" table:style-name="ce1">
            <text:p>0.666666667</text:p>
          </table:table-cell>
          <table:table-cell office:value-type="float" office:value="0.33333333333333331" table:formula="of:=[.B7]/[.C7]" table:style-name="ce1">
            <text:p>0.333333333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5" table:formula="of:=VLOOKUP([.A7];[Sheet2.$A$2:.$B$11];2;0)" table:style-name="ce1">
            <text:p>0.5</text:p>
          </table:table-cell>
          <table:table-cell office:value-type="float" office:value="0.33333333333333331" table:formula="of:=1/[.H7]/[.I7]" table:style-name="ce1">
            <text:p>0.333333333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.5" table:formula="of:=VLOOKUP([.A7];[Sheet2.$A$2:.$B$11];2;0)" table:style-name="ce1">
            <text:p>0.5</text:p>
          </table:table-cell>
          <table:table-cell office:value-type="float" office:value="0.14754584791491351" table:formula="of:=(POWER(2; [.M7])-1)/LOG([.L7]+1; 2)" table:style-name="ce1">
            <text:p>0.147545848</text:p>
          </table:table-cell>
          <table:table-cell table:style-name="ce1"/>
          <table:table-cell office:value-type="string" table:style-name="ce1">
            <text:p>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SUM([.Q7:.Z7])" table:style-name="ce1">
            <text:p>1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</text:p>
          </table:table-cell>
          <table:table-cell office:value-type="float" office:value="0.2857142857142857" table:formula="of:=SUM(1/[.H8];1/[.L8])" table:style-name="ce1">
            <text:p>0.285714286</text:p>
          </table:table-cell>
          <table:table-cell office:value-type="float" office:value="0.8" table:formula="of:=SUM([.I8];[.M8])" table:style-name="ce1">
            <text:p>0.8</text:p>
          </table:table-cell>
          <table:table-cell office:value-type="float" office:value="0.51428571428571435" table:formula="of:=ABS([.B8]-[.C8])" table:style-name="ce1">
            <text:p>0.514285714</text:p>
          </table:table-cell>
          <table:table-cell office:value-type="float" office:value="0.3571428571428571" table:formula="of:=[.B8]/[.C8]" table:style-name="ce1">
            <text:p>0.357142857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4" table:formula="of:=VLOOKUP([.A8];[Sheet2.$A$2:.$B$11];2;0)" table:style-name="ce1">
            <text:p>0.4</text:p>
          </table:table-cell>
          <table:table-cell office:value-type="float" office:value="0.3571428571428571" table:formula="of:=1/[.H8]/[.I8]" table:style-name="ce1">
            <text:p>0.357142857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.4" table:formula="of:=VLOOKUP([.A8];[Sheet2.$A$2:.$B$11];2;0)" table:style-name="ce1">
            <text:p>0.4</text:p>
          </table:table-cell>
          <table:table-cell office:value-type="float" office:value="0.10650263692429807" table:formula="of:=(POWER(2; [.M8])-1)/LOG([.L8]+1; 2)" table:style-name="ce1">
            <text:p>0.106502637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SUM([.Q8:.Z8])" table:style-name="ce1">
            <text:p>1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</text:p>
          </table:table-cell>
          <table:table-cell office:value-type="float" office:value="0.25" table:formula="of:=SUM(1/[.H9];1/[.L9])" table:style-name="ce1">
            <text:p>0.25</text:p>
          </table:table-cell>
          <table:table-cell office:value-type="float" office:value="0.6" table:formula="of:=SUM([.I9];[.M9])" table:style-name="ce1">
            <text:p>0.6</text:p>
          </table:table-cell>
          <table:table-cell office:value-type="float" office:value="0.35" table:formula="of:=ABS([.B9]-[.C9])" table:style-name="ce1">
            <text:p>0.35</text:p>
          </table:table-cell>
          <table:table-cell office:value-type="float" office:value="0.41666666666666669" table:formula="of:=[.B9]/[.C9]" table:style-name="ce1">
            <text:p>0.416666667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3" table:formula="of:=VLOOKUP([.A9];[Sheet2.$A$2:.$B$11];2;0)" table:style-name="ce1">
            <text:p>0.3</text:p>
          </table:table-cell>
          <table:table-cell office:value-type="float" office:value="0.41666666666666669" table:formula="of:=1/[.H9]/[.I9]" table:style-name="ce1">
            <text:p>0.416666667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.3" table:formula="of:=VLOOKUP([.A9];[Sheet2.$A$2:.$B$11];2;0)" table:style-name="ce1">
            <text:p>0.3</text:p>
          </table:table-cell>
          <table:table-cell office:value-type="float" office:value="7.2917943875563565E-2" table:formula="of:=(POWER(2; [.M9])-1)/LOG([.L9]+1; 2)" table:style-name="ce1">
            <text:p>0.072917944</text:p>
          </table:table-cell>
          <table:table-cell table:style-name="ce1"/>
          <table:table-cell office:value-type="string" table:style-name="ce1">
            <text:p>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SUM([.Q9:.Z9])" table:style-name="ce1">
            <text:p>1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</text:p>
          </table:table-cell>
          <table:table-cell office:value-type="float" office:value="0.22222222222222221" table:formula="of:=SUM(1/[.H10];1/[.L10])" table:style-name="ce1">
            <text:p>0.222222222</text:p>
          </table:table-cell>
          <table:table-cell office:value-type="float" office:value="0.4" table:formula="of:=SUM([.I10];[.M10])" table:style-name="ce1">
            <text:p>0.4</text:p>
          </table:table-cell>
          <table:table-cell office:value-type="float" office:value="0.17777777777777781" table:formula="of:=ABS([.B10]-[.C10])" table:style-name="ce1">
            <text:p>0.177777778</text:p>
          </table:table-cell>
          <table:table-cell office:value-type="float" office:value="0.55555555555555547" table:formula="of:=[.B10]/[.C10]" table:style-name="ce1">
            <text:p>0.555555556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2" table:formula="of:=VLOOKUP([.A10];[Sheet2.$A$2:.$B$11];2;0)" table:style-name="ce1">
            <text:p>0.2</text:p>
          </table:table-cell>
          <table:table-cell office:value-type="float" office:value="0.55555555555555547" table:formula="of:=1/[.H10]/[.I10]" table:style-name="ce1">
            <text:p>0.555555556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.2" table:formula="of:=VLOOKUP([.A10];[Sheet2.$A$2:.$B$11];2;0)" table:style-name="ce1">
            <text:p>0.2</text:p>
          </table:table-cell>
          <table:table-cell office:value-type="float" office:value="4.4762665159998612E-2" table:formula="of:=(POWER(2; [.M10])-1)/LOG([.L10]+1; 2)" table:style-name="ce1">
            <text:p>0.044762665</text:p>
          </table:table-cell>
          <table:table-cell table:style-name="ce1"/>
          <table:table-cell office:value-type="string" table:style-name="ce1">
            <text:p>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SUM([.Q10:.Z10])" table:style-name="ce1">
            <text:p>1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J</text:p>
          </table:table-cell>
          <table:table-cell office:value-type="float" office:value="0.2" table:formula="of:=SUM(1/[.H11];1/[.L11])" table:style-name="ce1">
            <text:p>0.2</text:p>
          </table:table-cell>
          <table:table-cell office:value-type="float" office:value="0.2" table:formula="of:=SUM([.I11];[.M11])" table:style-name="ce1">
            <text:p>0.2</text:p>
          </table:table-cell>
          <table:table-cell office:value-type="float" office:value="0" table:formula="of:=ABS([.B11]-[.C11])" table:style-name="ce1">
            <text:p>0</text:p>
          </table:table-cell>
          <table:table-cell office:value-type="float" office:value="1" table:formula="of:=[.B11]/[.C11]" table:style-name="ce1">
            <text:p>1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1" table:formula="of:=VLOOKUP([.A11];[Sheet2.$A$2:.$B$11];2;0)" table:style-name="ce1">
            <text:p>0.1</text:p>
          </table:table-cell>
          <table:table-cell office:value-type="float" office:value="1" table:formula="of:=1/[.H11]/[.I11]" table:style-name="ce1">
            <text:p>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.1" table:formula="of:=VLOOKUP([.A11];[Sheet2.$A$2:.$B$11];2;0)" table:style-name="ce1">
            <text:p>0.1</text:p>
          </table:table-cell>
          <table:table-cell office:value-type="float" office:value="2.0747183482287001E-2" table:formula="of:=(POWER(2; [.M11])-1)/LOG([.L11]+1; 2)" table:style-name="ce1">
            <text:p>0.020747183</text:p>
          </table:table-cell>
          <table:table-cell table:style-name="ce1"/>
          <table:table-cell office:value-type="string" table:style-name="ce1">
            <text:p>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SUM([.Q11:.Z11])" table:style-name="ce1">
            <text:p>1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nfairness</text:p>
          </table:table-cell>
          <table:table-cell table:number-columns-repeated="2" table:style-name="ce1"/>
          <table:table-cell office:value-type="float" office:value="5.3420634920634917" table:formula="of:=SUM([.D2:.D11])" table:style-name="ce1">
            <text:p>5.342063492</text:p>
          </table:table-cell>
          <table:table-cell table:number-columns-repeated="8" table:style-name="ce1"/>
          <table:table-cell office:value-type="string" table:style-name="ce1">
            <text:p><text:a xlink:href="mailto:DCG@10">DCG@10</text:a></text:p>
          </table:table-cell>
          <table:table-cell office:value-type="float" office:value="2.751311660997612" table:formula="of:=SUM([.N2:.N11])" table:style-name="ce1">
            <text:p>2.751311661</text:p>
          </table:table-cell>
          <table:table-cell table:style-name="ce1"/>
          <table:table-cell office:value-type="string" table:style-name="ce1">
            <text:p>J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SUM([.Q12:.Z12])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" table:style-name="ce1"/>
          <table:table-cell office:value-type="float" office:value="1" table:formula="of:=SUM([.Q3:.Q12])" table:style-name="ce1">
            <text:p>1</text:p>
          </table:table-cell>
          <table:table-cell office:value-type="float" office:value="1" table:formula="of:=SUM([.R3:.R12])" table:style-name="ce1">
            <text:p>1</text:p>
          </table:table-cell>
          <table:table-cell office:value-type="float" office:value="1" table:formula="of:=SUM([.S3:.S12])" table:style-name="ce1">
            <text:p>1</text:p>
          </table:table-cell>
          <table:table-cell office:value-type="float" office:value="1" table:formula="of:=SUM([.T3:.T12])" table:style-name="ce1">
            <text:p>1</text:p>
          </table:table-cell>
          <table:table-cell office:value-type="float" office:value="1" table:formula="of:=SUM([.U3:.U12])" table:style-name="ce1">
            <text:p>1</text:p>
          </table:table-cell>
          <table:table-cell office:value-type="float" office:value="1" table:formula="of:=SUM([.V3:.V12])" table:style-name="ce1">
            <text:p>1</text:p>
          </table:table-cell>
          <table:table-cell office:value-type="float" office:value="1" table:formula="of:=SUM([.W3:.W12])" table:style-name="ce1">
            <text:p>1</text:p>
          </table:table-cell>
          <table:table-cell office:value-type="float" office:value="1" table:formula="of:=SUM([.X3:.X12])" table:style-name="ce1">
            <text:p>1</text:p>
          </table:table-cell>
          <table:table-cell office:value-type="float" office:value="1" table:formula="of:=SUM([.Y3:.Y12])" table:style-name="ce1">
            <text:p>1</text:p>
          </table:table-cell>
          <table:table-cell office:value-type="float" office:value="1" table:formula="of:=SUM([.Z3:.Z12])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1" table:style-name="ce1"/>
          <table:table-cell office:value-type="string" table:style-name="ce2">
            <text:p>reordered ranking</text:p>
          </table:table-cell>
          <table:table-cell table:style-name="ce2"/>
          <table:table-cell table:number-columns-repeated="16371" table:style-name="ce1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Ai</text:p>
          </table:table-cell>
          <table:table-cell office:value-type="string" table:style-name="ce1">
            <text:p>Ri</text:p>
          </table:table-cell>
          <table:table-cell office:value-type="string" table:style-name="ce1">
            <text:p>ABS(Ai-Ri)</text:p>
          </table:table-cell>
          <table:table-cell office:value-type="string" table:style-name="ce1">
            <text:p>Amortised attention</text:p>
          </table:table-cell>
          <table:table-cell table:number-columns-repeated="6" table:style-name="ce1"/>
          <table:table-cell office:value-type="string" table:style-name="ce1">
            <text:p>ai</text:p>
          </table:table-cell>
          <table:table-cell office:value-type="string" table:style-name="ce1">
            <text:p>ri</text:p>
          </table:table-cell>
          <table:table-cell office:value-type="string" table:style-name="ce1">
            <text:p>DCGi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1.5" table:formula="of:=SUM(1/[.H2];1/[.L16])" table:style-name="ce1">
            <text:p>1.5</text:p>
          </table:table-cell>
          <table:table-cell office:value-type="float" office:value="1.9" table:formula="of:=SUM([.I2];[.M16])" table:style-name="ce1">
            <text:p>1.9</text:p>
          </table:table-cell>
          <table:table-cell office:value-type="float" office:value="0.39999999999999991" table:formula="of:=ABS([.B16]-[.C16])" table:style-name="ce1">
            <text:p>0.4</text:p>
          </table:table-cell>
          <table:table-cell office:value-type="float" office:value="0.78947368421052633" table:formula="of:=[.B16]/[.C16]" table:style-name="ce1">
            <text:p>0.789473684</text:p>
          </table:table-cell>
          <table:table-cell table:number-columns-repeated="6" table:style-name="ce1"/>
          <table:table-cell office:value-type="float" office:value="2" table:formula="of:=MATCH(1;[Sheet1.Q3:.Z3];0)" table:style-name="ce1">
            <text:p>2</text:p>
          </table:table-cell>
          <table:table-cell office:value-type="float" office:value="0.95" table:formula="of:=VLOOKUP([.A16];[Sheet2.$A$2:.$B$11];2;0)" table:style-name="ce1">
            <text:p>0.95</text:p>
          </table:table-cell>
          <table:table-cell office:value-type="float" office:value="0.58794618637708451" table:formula="of:=(POWER(2; [.M16])-1)/LOG([.L16]+1; 2)" table:style-name="ce1">
            <text:p>0.58794618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1.5" table:formula="of:=SUM(1/[.H3];1/[.L17])" table:style-name="ce1">
            <text:p>1.5</text:p>
          </table:table-cell>
          <table:table-cell office:value-type="float" office:value="1.9" table:formula="of:=SUM([.I3];[.M17])" table:style-name="ce1">
            <text:p>1.9</text:p>
          </table:table-cell>
          <table:table-cell office:value-type="float" office:value="0.39999999999999991" table:formula="of:=ABS([.B17]-[.C17])" table:style-name="ce1">
            <text:p>0.4</text:p>
          </table:table-cell>
          <table:table-cell office:value-type="float" office:value="0.78947368421052633" table:formula="of:=[.B17]/[.C17]" table:style-name="ce1">
            <text:p>0.789473684</text:p>
          </table:table-cell>
          <table:table-cell table:number-columns-repeated="6" table:style-name="ce1"/>
          <table:table-cell office:value-type="float" office:value="1" table:formula="of:=MATCH(1;[Sheet1.Q4:.Z4];0)" table:style-name="ce1">
            <text:p>1</text:p>
          </table:table-cell>
          <table:table-cell office:value-type="float" office:value="0.95" table:formula="of:=VLOOKUP([.A17];[Sheet2.$A$2:.$B$11];2;0)" table:style-name="ce1">
            <text:p>0.95</text:p>
          </table:table-cell>
          <table:table-cell office:value-type="float" office:value="0.93187265784969098" table:formula="of:=(POWER(2; [.M17])-1)/LOG([.L17]+1; 2)" table:style-name="ce1">
            <text:p>0.93187265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0.66666666666666663" table:formula="of:=SUM(1/[.H4];1/[.L18])" table:style-name="ce1">
            <text:p>0.666666667</text:p>
          </table:table-cell>
          <table:table-cell office:value-type="float" office:value="1.6" table:formula="of:=SUM([.I4];[.M18])" table:style-name="ce1">
            <text:p>1.6</text:p>
          </table:table-cell>
          <table:table-cell office:value-type="float" office:value="0.93333333333333346" table:formula="of:=ABS([.B18]-[.C18])" table:style-name="ce1">
            <text:p>0.933333333</text:p>
          </table:table-cell>
          <table:table-cell office:value-type="float" office:value="0.41666666666666663" table:formula="of:=[.B18]/[.C18]" table:style-name="ce1">
            <text:p>0.416666667</text:p>
          </table:table-cell>
          <table:table-cell table:number-columns-repeated="6" table:style-name="ce1"/>
          <table:table-cell office:value-type="float" office:value="3" table:formula="of:=MATCH(1;[Sheet1.Q5:.Z5];0)" table:style-name="ce1">
            <text:p>3</text:p>
          </table:table-cell>
          <table:table-cell office:value-type="float" office:value="0.8" table:formula="of:=VLOOKUP([.A18];[Sheet2.$A$2:.$B$11];2;0)" table:style-name="ce1">
            <text:p>0.8</text:p>
          </table:table-cell>
          <table:table-cell office:value-type="float" office:value="0.37055056329612412" table:formula="of:=(POWER(2; [.M18])-1)/LOG([.L18]+1; 2)" table:style-name="ce1">
            <text:p>0.37055056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D</text:p>
          </table:table-cell>
          <table:table-cell office:value-type="float" office:value="0.5" table:formula="of:=SUM(1/[.H5];1/[.L19])" table:style-name="ce1">
            <text:p>0.5</text:p>
          </table:table-cell>
          <table:table-cell office:value-type="float" office:value="1.4" table:formula="of:=SUM([.I5];[.M19])" table:style-name="ce1">
            <text:p>1.4</text:p>
          </table:table-cell>
          <table:table-cell office:value-type="float" office:value="0.89999999999999991" table:formula="of:=ABS([.B19]-[.C19])" table:style-name="ce1">
            <text:p>0.9</text:p>
          </table:table-cell>
          <table:table-cell office:value-type="float" office:value="0.35714285714285715" table:formula="of:=[.B19]/[.C19]" table:style-name="ce1">
            <text:p>0.357142857</text:p>
          </table:table-cell>
          <table:table-cell table:number-columns-repeated="6" table:style-name="ce1"/>
          <table:table-cell office:value-type="float" office:value="4" table:formula="of:=MATCH(1;[Sheet1.Q6:.Z6];0)" table:style-name="ce1">
            <text:p>4</text:p>
          </table:table-cell>
          <table:table-cell office:value-type="float" office:value="0.7" table:formula="of:=VLOOKUP([.A19];[Sheet2.$A$2:.$B$11];2;0)" table:style-name="ce1">
            <text:p>0.7</text:p>
          </table:table-cell>
          <table:table-cell office:value-type="float" office:value="0.26895957462574482" table:formula="of:=(POWER(2; [.M19])-1)/LOG([.L19]+1; 2)" table:style-name="ce1">
            <text:p>0.26895957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0.4" table:formula="of:=SUM(1/[.H6];1/[.L20])" table:style-name="ce1">
            <text:p>0.4</text:p>
          </table:table-cell>
          <table:table-cell office:value-type="float" office:value="1.2" table:formula="of:=SUM([.I6];[.M20])" table:style-name="ce1">
            <text:p>1.2</text:p>
          </table:table-cell>
          <table:table-cell office:value-type="float" office:value="0.79999999999999993" table:formula="of:=ABS([.B20]-[.C20])" table:style-name="ce1">
            <text:p>0.8</text:p>
          </table:table-cell>
          <table:table-cell office:value-type="float" office:value="0.33333333333333337" table:formula="of:=[.B20]/[.C20]" table:style-name="ce1">
            <text:p>0.333333333</text:p>
          </table:table-cell>
          <table:table-cell table:number-columns-repeated="6" table:style-name="ce1"/>
          <table:table-cell office:value-type="float" office:value="5" table:formula="of:=MATCH(1;[Sheet1.Q7:.Z7];0)" table:style-name="ce1">
            <text:p>5</text:p>
          </table:table-cell>
          <table:table-cell office:value-type="float" office:value="0.6" table:formula="of:=VLOOKUP([.A20];[Sheet2.$A$2:.$B$11];2;0)" table:style-name="ce1">
            <text:p>0.6</text:p>
          </table:table-cell>
          <table:table-cell office:value-type="float" office:value="0.19950640149190665" table:formula="of:=(POWER(2; [.M20])-1)/LOG([.L20]+1; 2)" table:style-name="ce1">
            <text:p>0.19950640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0.33333333333333331" table:formula="of:=SUM(1/[.H7];1/[.L21])" table:style-name="ce1">
            <text:p>0.333333333</text:p>
          </table:table-cell>
          <table:table-cell office:value-type="float" office:value="1" table:formula="of:=SUM([.I7];[.M21])" table:style-name="ce1">
            <text:p>1</text:p>
          </table:table-cell>
          <table:table-cell office:value-type="float" office:value="0.66666666666666674" table:formula="of:=ABS([.B21]-[.C21])" table:style-name="ce1">
            <text:p>0.666666667</text:p>
          </table:table-cell>
          <table:table-cell office:value-type="float" office:value="0.33333333333333331" table:formula="of:=[.B21]/[.C21]" table:style-name="ce1">
            <text:p>0.333333333</text:p>
          </table:table-cell>
          <table:table-cell table:number-columns-repeated="6" table:style-name="ce1"/>
          <table:table-cell office:value-type="float" office:value="6" table:formula="of:=MATCH(1;[Sheet1.Q8:.Z8];0)" table:style-name="ce1">
            <text:p>6</text:p>
          </table:table-cell>
          <table:table-cell office:value-type="float" office:value="0.5" table:formula="of:=VLOOKUP([.A21];[Sheet2.$A$2:.$B$11];2;0)" table:style-name="ce1">
            <text:p>0.5</text:p>
          </table:table-cell>
          <table:table-cell office:value-type="float" office:value="0.14754584791491351" table:formula="of:=(POWER(2; [.M21])-1)/LOG([.L21]+1; 2)" table:style-name="ce1">
            <text:p>0.14754584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G</text:p>
          </table:table-cell>
          <table:table-cell office:value-type="float" office:value="0.2857142857142857" table:formula="of:=SUM(1/[.H8];1/[.L22])" table:style-name="ce1">
            <text:p>0.285714286</text:p>
          </table:table-cell>
          <table:table-cell office:value-type="float" office:value="0.8" table:formula="of:=SUM([.I8];[.M22])" table:style-name="ce1">
            <text:p>0.8</text:p>
          </table:table-cell>
          <table:table-cell office:value-type="float" office:value="0.51428571428571435" table:formula="of:=ABS([.B22]-[.C22])" table:style-name="ce1">
            <text:p>0.514285714</text:p>
          </table:table-cell>
          <table:table-cell office:value-type="float" office:value="0.3571428571428571" table:formula="of:=[.B22]/[.C22]" table:style-name="ce1">
            <text:p>0.357142857</text:p>
          </table:table-cell>
          <table:table-cell table:number-columns-repeated="6" table:style-name="ce1"/>
          <table:table-cell office:value-type="float" office:value="7" table:formula="of:=MATCH(1;[Sheet1.Q9:.Z9];0)" table:style-name="ce1">
            <text:p>7</text:p>
          </table:table-cell>
          <table:table-cell office:value-type="float" office:value="0.4" table:formula="of:=VLOOKUP([.A22];[Sheet2.$A$2:.$B$11];2;0)" table:style-name="ce1">
            <text:p>0.4</text:p>
          </table:table-cell>
          <table:table-cell office:value-type="float" office:value="0.10650263692429807" table:formula="of:=(POWER(2; [.M22])-1)/LOG([.L22]+1; 2)" table:style-name="ce1">
            <text:p>0.10650263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H</text:p>
          </table:table-cell>
          <table:table-cell office:value-type="float" office:value="0.25" table:formula="of:=SUM(1/[.H9];1/[.L23])" table:style-name="ce1">
            <text:p>0.25</text:p>
          </table:table-cell>
          <table:table-cell office:value-type="float" office:value="0.6" table:formula="of:=SUM([.I9];[.M23])" table:style-name="ce1">
            <text:p>0.6</text:p>
          </table:table-cell>
          <table:table-cell office:value-type="float" office:value="0.35" table:formula="of:=ABS([.B23]-[.C23])" table:style-name="ce1">
            <text:p>0.35</text:p>
          </table:table-cell>
          <table:table-cell office:value-type="float" office:value="0.41666666666666669" table:formula="of:=[.B23]/[.C23]" table:style-name="ce1">
            <text:p>0.416666667</text:p>
          </table:table-cell>
          <table:table-cell table:number-columns-repeated="6" table:style-name="ce1"/>
          <table:table-cell office:value-type="float" office:value="8" table:formula="of:=MATCH(1;[Sheet1.Q10:.Z10];0)" table:style-name="ce1">
            <text:p>8</text:p>
          </table:table-cell>
          <table:table-cell office:value-type="float" office:value="0.3" table:formula="of:=VLOOKUP([.A23];[Sheet2.$A$2:.$B$11];2;0)" table:style-name="ce1">
            <text:p>0.3</text:p>
          </table:table-cell>
          <table:table-cell office:value-type="float" office:value="7.2917943875563565E-2" table:formula="of:=(POWER(2; [.M23])-1)/LOG([.L23]+1; 2)" table:style-name="ce1">
            <text:p>0.07291794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I</text:p>
          </table:table-cell>
          <table:table-cell office:value-type="float" office:value="0.22222222222222221" table:formula="of:=SUM(1/[.H10];1/[.L24])" table:style-name="ce1">
            <text:p>0.222222222</text:p>
          </table:table-cell>
          <table:table-cell office:value-type="float" office:value="0.4" table:formula="of:=SUM([.I10];[.M24])" table:style-name="ce1">
            <text:p>0.4</text:p>
          </table:table-cell>
          <table:table-cell office:value-type="float" office:value="0.17777777777777781" table:formula="of:=ABS([.B24]-[.C24])" table:style-name="ce1">
            <text:p>0.177777778</text:p>
          </table:table-cell>
          <table:table-cell office:value-type="float" office:value="0.55555555555555547" table:formula="of:=[.B24]/[.C24]" table:style-name="ce1">
            <text:p>0.555555556</text:p>
          </table:table-cell>
          <table:table-cell table:number-columns-repeated="6" table:style-name="ce1"/>
          <table:table-cell office:value-type="float" office:value="9" table:formula="of:=MATCH(1;[Sheet1.Q11:.Z11];0)" table:style-name="ce1">
            <text:p>9</text:p>
          </table:table-cell>
          <table:table-cell office:value-type="float" office:value="0.2" table:formula="of:=VLOOKUP([.A24];[Sheet2.$A$2:.$B$11];2;0)" table:style-name="ce1">
            <text:p>0.2</text:p>
          </table:table-cell>
          <table:table-cell office:value-type="float" office:value="4.4762665159998612E-2" table:formula="of:=(POWER(2; [.M24])-1)/LOG([.L24]+1; 2)" table:style-name="ce1">
            <text:p>0.04476266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J</text:p>
          </table:table-cell>
          <table:table-cell office:value-type="float" office:value="0.2" table:formula="of:=SUM(1/[.H11];1/[.L25])" table:style-name="ce1">
            <text:p>0.2</text:p>
          </table:table-cell>
          <table:table-cell office:value-type="float" office:value="0.2" table:formula="of:=SUM([.I11];[.M25])" table:style-name="ce1">
            <text:p>0.2</text:p>
          </table:table-cell>
          <table:table-cell office:value-type="float" office:value="0" table:formula="of:=ABS([.B25]-[.C25])" table:style-name="ce1">
            <text:p>0</text:p>
          </table:table-cell>
          <table:table-cell office:value-type="float" office:value="1" table:formula="of:=[.B25]/[.C25]" table:style-name="ce1">
            <text:p>1</text:p>
          </table:table-cell>
          <table:table-cell table:number-columns-repeated="6" table:style-name="ce1"/>
          <table:table-cell office:value-type="float" office:value="10" table:formula="of:=MATCH(1;[Sheet1.Q12:.Z12];0)" table:style-name="ce1">
            <text:p>10</text:p>
          </table:table-cell>
          <table:table-cell office:value-type="float" office:value="0.1" table:formula="of:=VLOOKUP([.A25];[Sheet2.$A$2:.$B$11];2;0)" table:style-name="ce1">
            <text:p>0.1</text:p>
          </table:table-cell>
          <table:table-cell office:value-type="float" office:value="2.0747183482287001E-2" table:formula="of:=(POWER(2; [.M25])-1)/LOG([.L25]+1; 2)" table:style-name="ce1">
            <text:p>0.02074718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unfairness</text:p>
          </table:table-cell>
          <table:table-cell table:number-columns-repeated="2" table:style-name="ce1"/>
          <table:table-cell office:value-type="float" office:value="5.1420634920634916" table:formula="of:=SUM([.D16:.D25])" table:style-name="ce1">
            <text:p>5.142063492</text:p>
          </table:table-cell>
          <table:table-cell table:number-columns-repeated="8" table:style-name="ce1"/>
          <table:table-cell office:value-type="string" table:style-name="ce1">
            <text:p><text:a xlink:href="mailto:DCG@10">DCG@10</text:a></text:p>
          </table:table-cell>
          <table:table-cell office:value-type="float" office:value="2.751311660997612" table:formula="of:=SUM([.N16:.N25])" table:style-name="ce1">
            <text:p>2.751311661</text:p>
          </table:table-cell>
          <table:table-cell table:number-columns-repeated="16370" table:style-name="ce1"/>
        </table:table-row>
        <table:table-row table:style-name="ro1">
          <table:table-cell table:number-columns-repeated="12" table:style-name="ce1"/>
          <table:table-cell office:value-type="string" table:style-name="ce1">
            <text:p>NDCG-quality</text:p>
          </table:table-cell>
          <table:table-cell office:value-type="float" office:value="1" table:formula="of:=[.N26]/[.N12]" table:style-name="ce1">
            <text:p>1</text:p>
          </table:table-cell>
          <table:table-cell table:number-columns-repeated="16370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Sheet3" table:style-name="ta1">
        <table:table-column table:style-name="co12" table:default-cell-style-name="ce1"/>
        <table:table-column table:style-name="co13" table:number-columns-repeated="9" table:default-cell-style-name="ce1"/>
        <table:table-column table:style-name="co7" table:default-cell-style-name="ce1"/>
        <table:table-column table:style-name="co1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1">
            <text:p>Pos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" table:formula="of:=SUM([.L3:.L12])" table:style-name="ce1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SUM([.B3:.K3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SUM([.B4:.K4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SUM([.B5:.K5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SUM([.B6:.K6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SUM([.B7:.K7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SUM([.B8:.K8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SUM([.B9:.K9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SUM([.B10:.K10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SUM([.B11:.K11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J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SUM([.B12:.K12])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0" table:formula="of:=SUM([.B13:.K13])" table:style-name="ce1">
            <text:p>10</text:p>
          </table:table-cell>
          <table:table-cell office:value-type="float" office:value="1" table:formula="of:=SUM([.B3:.B12])" table:style-name="ce1">
            <text:p>1</text:p>
          </table:table-cell>
          <table:table-cell office:value-type="float" office:value="1" table:formula="of:=SUM([.C3:.C12])" table:style-name="ce1">
            <text:p>1</text:p>
          </table:table-cell>
          <table:table-cell office:value-type="float" office:value="1" table:formula="of:=SUM([.D3:.D12])" table:style-name="ce1">
            <text:p>1</text:p>
          </table:table-cell>
          <table:table-cell office:value-type="float" office:value="1" table:formula="of:=SUM([.E3:.E12])" table:style-name="ce1">
            <text:p>1</text:p>
          </table:table-cell>
          <table:table-cell office:value-type="float" office:value="1" table:formula="of:=SUM([.F3:.F12])" table:style-name="ce1">
            <text:p>1</text:p>
          </table:table-cell>
          <table:table-cell office:value-type="float" office:value="1" table:formula="of:=SUM([.G3:.G12])" table:style-name="ce1">
            <text:p>1</text:p>
          </table:table-cell>
          <table:table-cell office:value-type="float" office:value="1" table:formula="of:=SUM([.H3:.H12])" table:style-name="ce1">
            <text:p>1</text:p>
          </table:table-cell>
          <table:table-cell office:value-type="float" office:value="1" table:formula="of:=SUM([.I3:.I12])" table:style-name="ce1">
            <text:p>1</text:p>
          </table:table-cell>
          <table:table-cell office:value-type="float" office:value="1" table:formula="of:=SUM([.J3:.J12])" table:style-name="ce1">
            <text:p>1</text:p>
          </table:table-cell>
          <table:table-cell office:value-type="float" office:value="1" table:formula="of:=SUM([.K3:.K12])" table:style-name="ce1">
            <text:p>1</text:p>
          </table:table-cell>
          <table:table-cell table:number-columns-repeated="16373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Lehmann</meta:initial-creator>
    <dc:creator>Lehmann</dc:creator>
    <meta:creation-date>2020-01-10T11:20:56Z</meta:creation-date>
    <dc:date>2020-01-10T17:54:27Z</dc:date>
    <meta:editing-cycles>4</meta:editing-cycles>
    <meta:editing-duration>PT897S</meta:editing-duration>
  </office:meta>
</office:document-meta>
</file>